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cec" officeooo:paragraph-rsid="00020c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16:10:00.264942999</meta:creation-date>
    <dc:date>2023-07-07T16:11:34.553354068</dc:date>
    <meta:editing-duration>PT1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